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top="0.1cm" fo:margin-bottom="0.1cm" fo:line-height="100%" fo:text-align="start"/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P5" style:family="paragraph">
      <style:paragraph-properties fo:margin-top="0.1cm" fo:margin-bottom="0.1cm" fo:line-height="100%" fo:text-align="start"/>
      <style:text-properties fo:color="#ff0000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P6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T1" style:family="text"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T2" style:family="text"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3" style:family="text">
      <style:text-properties fo:color="#000000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4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00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1.003cm" svg:x="1.301cm" svg:y="1.298cm">
          <text:p text:style-name="P1"><text:span text:style-name="T1">usb_hub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201cm" svg:y1="1.799cm" svg:x2="3.251cm" svg:y2="3.397cm" draw:start-shape="id1" draw:start-glue-point="1" draw:end-shape="id2" draw:end-glue-point="0" svg:d="M5201 1799h502v1050h-2452v548" svg:viewBox="0 0 2453 1599">
          <text:p/>
        </draw:connector>
        <draw:custom-shape draw:style-name="gr1" draw:text-style-name="P4" xml:id="id2" draw:id="id2" draw:layer="layout" svg:width="3.9cm" svg:height="1.003cm" svg:x="1.301cm" svg:y="3.397cm">
          <text:p><text:span text:style-name="T2">usb_register(hub_driv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9cm" svg:height="1.003cm" svg:x="1.302cm" svg:y="4.997cm">
          <text:p><text:span text:style-name="T2">kthread_run(hub_th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251cm" svg:y1="4.4cm" svg:x2="3.252cm" svg:y2="4.997cm" draw:start-shape="id2" draw:start-glue-point="2" draw:end-shape="id3" draw:end-glue-point="0" svg:d="M3251 4400v298h1v299" svg:viewBox="0 0 2 598">
          <text:p/>
        </draw:connector>
        <draw:custom-shape draw:style-name="gr1" draw:text-style-name="P4" xml:id="id4" draw:id="id4" draw:layer="layout" svg:width="3.6cm" svg:height="0.803cm" svg:x="7.701cm" svg:y="1.398cm">
          <text:p><text:span text:style-name="T3">hub_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202cm" svg:y1="5.498cm" svg:x2="7.701cm" svg:y2="1.799cm" draw:start-shape="id3" draw:start-glue-point="1" draw:end-shape="id4" draw:end-glue-point="3" svg:d="M5202 5498h1250v-3699h1249" svg:viewBox="0 0 2500 3700">
          <text:p/>
        </draw:connector>
        <draw:custom-shape draw:style-name="gr1" draw:text-style-name="P6" xml:id="id7" draw:id="id7" draw:layer="layout" svg:width="3.642cm" svg:height="0.8cm" svg:x="7.701cm" svg:y="3.301cm">
          <text:p text:style-name="P1"><text:span text:style-name="T4">hub_events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5" draw:id="id5" draw:layer="layout" svg:width="3.642cm" svg:height="0.8cm" svg:x="7.701cm" svg:y="4.702cm">
          <text:p text:style-name="P1"><text:span text:style-name="T4">wait_event_interrupti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3.642cm" svg:height="0.8cm" svg:x="7.704cm" svg:y="6.205cm">
          <text:p text:style-name="P1"><text:span text:style-name="T4">try_to_freez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522cm" svg:y1="5.502cm" svg:x2="9.525cm" svg:y2="6.205cm" draw:start-shape="id5" draw:start-glue-point="2" draw:end-shape="id6" draw:end-glue-point="0" svg:d="M9522 5502l3 703" svg:viewBox="0 0 4 704">
          <text:p/>
        </draw:connector>
        <draw:connector draw:style-name="gr2" draw:text-style-name="P3" draw:layer="layout" svg:x1="9.522cm" svg:y1="4.101cm" svg:x2="9.522cm" svg:y2="4.702cm" draw:start-shape="id7" draw:start-glue-point="2" draw:end-shape="id5" draw:end-glue-point="0" svg:d="M9522 4101v601" svg:viewBox="0 0 1 602">
          <text:p/>
        </draw:connector>
        <draw:connector draw:style-name="gr2" draw:text-style-name="P3" draw:layer="layout" svg:x1="11.301cm" svg:y1="1.799cm" svg:x2="9.522cm" svg:y2="3.301cm" draw:start-shape="id4" draw:start-glue-point="1" draw:end-shape="id7" draw:end-glue-point="0" svg:d="M11301 1799h502v952h-2281v550" svg:viewBox="0 0 2282 1503">
          <text:p/>
        </draw:connector>
        <draw:custom-shape draw:style-name="gr4" draw:text-style-name="P3" draw:layer="layout" svg:width="5.6cm" svg:height="4.2cm" svg:x="6.61cm" svg:y="3.12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5" draw:text-style-name="P8" draw:layer="layout" svg:width="3.8cm" svg:height="1.5cm" svg:x="10.301cm" svg:y="-0.499cm">
          <text:p text:style-name="P7"><text:span text:style-name="T4">第一次进入时</text:span><text:span text:style-name="T4">eventlist</text:span><text:span text:style-name="T4">为空，</text:span></text:p>
          <text:p text:style-name="P7"><text:span text:style-name="T4">进入睡眠等待，第一个事件为</text:span></text:p>
          <text:p text:style-name="P7"><text:span text:style-name="T4">root hub probe</text:span></text:p>
          <draw:enhanced-geometry svg:viewBox="0 0 21600 21600" draw:text-areas="800 800 20800 20800" draw:type="round-rectangular-callout" draw:modifiers="483.030781373323 31500.5996002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6" xml:id="id10" draw:id="id10" draw:layer="layout" svg:width="3.642cm" svg:height="0.8cm" svg:x="13.182cm" svg:y="2.601cm">
          <text:p text:style-name="P1"><text:span text:style-name="T4">获取</text:span><text:span text:style-name="T4">usb_device;intf;device</text:span></text:p>
          <text:p text:style-name="P1"><text:span text:style-name="T4">等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" draw:id="id8" draw:layer="layout" svg:width="3.642cm" svg:height="0.8cm" svg:x="13.182cm" svg:y="4.003cm">
          <text:p text:style-name="P1"><text:span text:style-name="T4">usb_get_intf(intf);</text:span><text:span text:style-name="T4">引用计数</text:span></text:p>
          <text:p text:style-name="P1"><text:span text:style-name="T4">locktree</text:span><text:span text:style-name="T4">（</text:span><text:span text:style-name="T4">hdev</text:span><text:span text:style-name="T4">）；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9" draw:id="id9" draw:layer="layout" svg:width="3.642cm" svg:height="0.8cm" svg:x="13.182cm" svg:y="5.506cm">
          <text:p text:style-name="P1"><text:span text:style-name="T4">遍历</text:span><text:span text:style-name="T4">HUB</text:span><text:span text:style-name="T4">的每个端口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003cm" svg:y1="4.803cm" svg:x2="15.003cm" svg:y2="5.506cm" draw:start-shape="id8" draw:start-glue-point="2" draw:end-shape="id9" draw:end-glue-point="0" svg:d="M15003 4803v703" svg:viewBox="0 0 1 704">
          <text:p/>
        </draw:connector>
        <draw:connector draw:style-name="gr2" draw:text-style-name="P3" draw:layer="layout" svg:x1="15.003cm" svg:y1="3.401cm" svg:x2="15.003cm" svg:y2="4.003cm" draw:start-shape="id10" draw:start-glue-point="2" draw:end-shape="id8" draw:end-glue-point="0" svg:d="M15003 3401v602" svg:viewBox="0 0 1 603">
          <text:p/>
        </draw:connector>
        <draw:connector draw:style-name="gr2" draw:text-style-name="P3" draw:layer="layout" svg:x1="11.343cm" svg:y1="3.701cm" svg:x2="13.183cm" svg:y2="1.702cm" draw:start-shape="id7" draw:start-glue-point="1" draw:end-shape="id11" draw:end-glue-point="3" svg:d="M11343 3701h921v-1999h919" svg:viewBox="0 0 1841 2000">
          <text:p/>
        </draw:connector>
        <draw:custom-shape draw:style-name="gr1" draw:text-style-name="P6" xml:id="id11" draw:id="id11" draw:layer="layout" svg:width="3.642cm" svg:height="0.8cm" svg:x="13.183cm" svg:y="1.302cm">
          <text:p text:style-name="P1"><text:span text:style-name="T4">从</text:span><text:span text:style-name="T4">event</text:span><text:span text:style-name="T4">链表上摘取一个</text:span></text:p>
          <text:p text:style-name="P1"><text:span text:style-name="T4">节点，获取</text:span><text:span text:style-name="T4">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5.004cm" svg:y1="2.102cm" svg:x2="15.003cm" svg:y2="2.601cm" draw:start-shape="id11" draw:start-glue-point="2" draw:end-shape="id10" draw:end-glue-point="0" svg:d="M15004 2102v250h-1v249" svg:viewBox="0 0 2 500">
          <text:p/>
        </draw:connector>
        <draw:custom-shape draw:style-name="gr1" draw:text-style-name="P6" xml:id="id12" draw:id="id12" draw:layer="layout" svg:width="3.642cm" svg:height="0.8cm" svg:x="13.183cm" svg:y="7.007cm">
          <text:p text:style-name="P1"><text:span text:style-name="T4">hub_port_connect_chang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5.003cm" svg:y1="6.306cm" svg:x2="15.004cm" svg:y2="7.007cm" draw:start-shape="id9" draw:start-glue-point="2" draw:end-shape="id12" draw:end-glue-point="0" svg:d="M15003 6306v351h1v350" svg:viewBox="0 0 2 702">
          <text:p/>
        </draw:connector>
        <draw:custom-shape draw:style-name="gr1" draw:text-style-name="P6" xml:id="id15" draw:id="id15" draw:layer="layout" svg:width="4.609cm" svg:height="0.8cm" svg:x="17.885cm" svg:y="2.602cm">
          <text:p text:style-name="P1"><text:span text:style-name="T4">sb_set_device_state</text:span></text:p>
          <text:p text:style-name="P1"><text:span text:style-name="T4">(udev, USB_STATE_POWE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3" draw:id="id13" draw:layer="layout" svg:width="4.609cm" svg:height="0.8cm" svg:x="17.885cm" svg:y="4.004cm">
          <text:p text:style-name="P1"><text:span text:style-name="T4">choose_addres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4" draw:id="id14" draw:layer="layout" svg:width="4.609cm" svg:height="0.8cm" svg:x="17.885cm" svg:y="5.507cm">
          <text:p text:style-name="P1"><text:span text:style-name="T4">hub_port_ini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189cm" svg:y1="4.804cm" svg:x2="20.189cm" svg:y2="5.507cm" draw:start-shape="id13" draw:start-glue-point="2" draw:end-shape="id14" draw:end-glue-point="0" svg:d="M20189 4804v703" svg:viewBox="0 0 1 704">
          <text:p/>
        </draw:connector>
        <draw:connector draw:style-name="gr2" draw:text-style-name="P3" draw:layer="layout" svg:x1="20.189cm" svg:y1="3.402cm" svg:x2="20.189cm" svg:y2="4.004cm" draw:start-shape="id15" draw:start-glue-point="2" draw:end-shape="id13" draw:end-glue-point="0" svg:d="M20189 3402v602" svg:viewBox="0 0 1 603">
          <text:p/>
        </draw:connector>
        <draw:custom-shape draw:style-name="gr6" draw:text-style-name="P6" xml:id="id16" draw:id="id16" draw:layer="layout" svg:width="4.611cm" svg:height="0.8cm" svg:x="17.884cm" svg:y="1.303cm">
          <text:p text:style-name="P1"><text:span text:style-name="T4">usb_alloc_dev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0.189cm" svg:y1="2.103cm" svg:x2="20.189cm" svg:y2="2.602cm" draw:start-shape="id16" draw:start-glue-point="2" draw:end-shape="id15" draw:end-glue-point="0" svg:d="M20189 2103v499" svg:viewBox="0 0 1 500">
          <text:p/>
        </draw:connector>
        <draw:connector draw:style-name="gr2" draw:text-style-name="P3" draw:layer="layout" svg:x1="16.825cm" svg:y1="7.407cm" svg:x2="17.884cm" svg:y2="1.703cm" draw:start-shape="id12" draw:start-glue-point="1" draw:end-shape="id16" draw:end-glue-point="3" svg:d="M16825 7407h530v-5704h529" svg:viewBox="0 0 1060 5705">
          <text:p/>
        </draw:connector>
        <draw:custom-shape draw:style-name="gr1" draw:text-style-name="P6" xml:id="id19" draw:id="id19" draw:layer="layout" svg:width="4.609cm" svg:height="0.8cm" svg:x="17.885cm" svg:y="9.403cm">
          <text:p text:style-name="P1"><text:span text:style-name="T4">check_highspee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7" draw:id="id17" draw:layer="layout" svg:width="4.609cm" svg:height="0.8cm" svg:x="17.885cm" svg:y="10.805cm">
          <text:p text:style-name="P1"><text:span text:style-name="T4">usb_new_devic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8" draw:id="id18" draw:layer="layout" svg:width="4.609cm" svg:height="0.8cm" svg:x="17.885cm" svg:y="12.308cm">
          <text:p text:style-name="P1"><text:span text:style-name="T4">hub_power_remaining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189cm" svg:y1="11.605cm" svg:x2="20.189cm" svg:y2="12.308cm" draw:start-shape="id17" draw:start-glue-point="2" draw:end-shape="id18" draw:end-glue-point="0" svg:d="M20189 11605v703" svg:viewBox="0 0 1 704">
          <text:p/>
        </draw:connector>
        <draw:connector draw:style-name="gr2" draw:text-style-name="P3" draw:layer="layout" svg:x1="20.189cm" svg:y1="10.203cm" svg:x2="20.189cm" svg:y2="10.805cm" draw:start-shape="id19" draw:start-glue-point="2" draw:end-shape="id17" draw:end-glue-point="0" svg:d="M20189 10203v602" svg:viewBox="0 0 1 603">
          <text:p/>
        </draw:connector>
        <draw:custom-shape draw:style-name="gr1" draw:text-style-name="P6" xml:id="id20" draw:id="id20" draw:layer="layout" svg:width="4.611cm" svg:height="1.897cm" svg:x="17.884cm" svg:y="6.804cm">
          <text:p text:style-name="P1"><text:span text:style-name="T4">如果是</text:span><text:span text:style-name="T4">hub</text:span><text:span text:style-name="T4">且端口《</text:span><text:span text:style-name="T4">100mA</text:span><text:span text:style-name="T4">，</text:span></text:p>
          <text:p text:style-name="P1"><text:span text:style-name="T4">判断是否自供电</text:span></text:p>
          <text:p text:style-name="P1"><text:span text:style-name="T4">usb_get_status()</text:span></text:p>
          <text:p text:style-name="P1"><text:span text:style-name="T5">schedule_delayed_work </text:span><text:span text:style-name="T5">闪指示灯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0.189cm" svg:y1="8.701cm" svg:x2="20.189cm" svg:y2="9.403cm" draw:start-shape="id20" draw:start-glue-point="2" draw:end-shape="id19" draw:end-glue-point="0" svg:d="M20189 8701v702" svg:viewBox="0 0 1 703">
          <text:p/>
        </draw:connector>
        <draw:connector draw:style-name="gr2" draw:text-style-name="P3" draw:layer="layout" svg:x1="20.189cm" svg:y1="6.307cm" svg:x2="20.189cm" svg:y2="6.804cm" draw:start-shape="id14" draw:start-glue-point="2" draw:end-shape="id20" draw:end-glue-point="0" svg:d="M20189 6307v497" svg:viewBox="0 0 1 498">
          <text:p/>
        </draw:connector>
        <draw:custom-shape draw:style-name="gr7" draw:text-style-name="P10" xml:id="id21" draw:id="id21" draw:layer="layout" svg:width="4.609cm" svg:height="2.2cm" svg:x="23.692cm" svg:y="1.501cm">
          <text:p text:style-name="P9"><text:span text:style-name="T6">hub_port_reset</text:span></text:p>
          <text:p text:style-name="P9"><text:span text:style-name="T6"><text:s text:c="2"/></text:span><text:span text:style-name="T6">.set_port_feature</text:span></text:p>
          <text:p text:style-name="P9"><text:span text:style-name="T6"><text:s text:c="2"/></text:span><text:span text:style-name="T6">.hub_port_wait_reset</text:span></text:p>
          <text:p text:style-name="P9"><text:span text:style-name="T6"><text:s text:c="2"/></text:span><text:span text:style-name="T7"><text:s text:c="2"/></text:span><text:span text:style-name="T7">.</text:span><text:span text:style-name="T7">设置</text:span><text:span text:style-name="T7">speed</text:span></text:p>
          <text:p text:style-name="P9"><text:span text:style-name="T6"><text:s/></text:span><text:span text:style-name="T7"><text:s/></text:span><text:span text:style-name="T7">.</text:span><text:span text:style-name="T7">进入</text:span><text:span text:style-name="T7">DEFAULT</text:span><text:span text:style-name="T7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2.494cm" svg:y1="5.907cm" svg:x2="23.692cm" svg:y2="2.601cm" draw:start-shape="id14" draw:start-glue-point="1" draw:end-shape="id21" draw:end-glue-point="3" svg:d="M22494 5907h599v-3306h599" svg:viewBox="0 0 1199 3307">
          <text:p/>
        </draw:connector>
        <draw:custom-shape draw:style-name="gr1" draw:text-style-name="P11" xml:id="id22" draw:id="id22" draw:layer="layout" svg:width="4.611cm" svg:height="0.8cm" svg:x="23.69cm" svg:y="4.401cm">
          <text:p text:style-name="P9"><text:span text:style-name="T6">hub_set_address()</text:span></text:p>
          <text:p text:style-name="P9"><text:span text:style-name="T7"><text:s text:c="2"/></text:span><text:span text:style-name="T7">.</text:span><text:span text:style-name="T7">进入</text:span><text:span text:style-name="T7">Address</text:span><text:span text:style-name="T7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5.996cm" svg:y1="3.701cm" svg:x2="25.995cm" svg:y2="4.401cm" draw:start-shape="id21" draw:start-glue-point="2" draw:end-shape="id22" draw:end-glue-point="0" svg:d="M25996 3701v351h-1v349" svg:viewBox="0 0 2 701">
          <text:p/>
        </draw:connector>
        <draw:custom-shape draw:style-name="gr1" draw:text-style-name="P11" xml:id="id23" draw:id="id23" draw:layer="layout" svg:width="4.611cm" svg:height="0.8cm" svg:x="23.701cm" svg:y="5.801cm">
          <text:p text:style-name="P9"><text:span text:style-name="T6">usb_ep0_reinit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5.995cm" svg:y1="5.201cm" svg:x2="26.006cm" svg:y2="5.801cm" draw:start-shape="id22" draw:start-glue-point="2" draw:end-shape="id23" draw:end-glue-point="0" svg:d="M25995 5201v301h11v299" svg:viewBox="0 0 12 601">
          <text:p/>
        </draw:connector>
        <draw:custom-shape draw:style-name="gr1" draw:text-style-name="P11" xml:id="id24" draw:id="id24" draw:layer="layout" svg:width="4.611cm" svg:height="0.8cm" svg:x="23.701cm" svg:y="7.202cm">
          <text:p text:style-name="P9"><text:span text:style-name="T6"><text:s/></text:span><text:span text:style-name="T6">usb_get_device_descriptor</text:span></text:p>
          <text:p text:style-name="P9"><text:span text:style-name="T6">(udev, USB_DT_DEVICE_SIZ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6.006cm" svg:y1="6.601cm" svg:x2="26.006cm" svg:y2="7.202cm" draw:start-shape="id23" draw:start-glue-point="2" draw:end-shape="id24" draw:end-glue-point="0" svg:d="M26006 6601v601" svg:viewBox="0 0 1 602">
          <text:p/>
        </draw:connector>
        <draw:custom-shape draw:style-name="gr1" draw:text-style-name="P6" xml:id="id27" draw:id="id27" draw:layer="layout" svg:width="4.609cm" svg:height="0.8cm" svg:x="11.785cm" svg:y="9.404cm">
          <text:p text:style-name="P1"><text:span text:style-name="T4">usb_detect_quirks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5" draw:id="id25" draw:layer="layout" svg:width="4.609cm" svg:height="0.8cm" svg:x="11.785cm" svg:y="10.806cm">
          <text:p text:style-name="P1"><text:span text:style-name="T4">usb_configure_device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6" draw:id="id26" draw:layer="layout" svg:width="4.609cm" svg:height="0.8cm" svg:x="11.785cm" svg:y="12.309cm">
          <text:p text:style-name="P1"><text:span text:style-name="T4">udev-&gt;dev.devt = </text:span></text:p>
          <text:p text:style-name="P1"><text:span text:style-name="T4">MKDEV(major,mino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4.089cm" svg:y1="11.606cm" svg:x2="14.089cm" svg:y2="12.309cm" draw:start-shape="id25" draw:start-glue-point="2" draw:end-shape="id26" draw:end-glue-point="0" svg:d="M14089 11606v703" svg:viewBox="0 0 1 704">
          <text:p/>
        </draw:connector>
        <draw:connector draw:style-name="gr2" draw:text-style-name="P3" draw:layer="layout" svg:x1="14.089cm" svg:y1="10.204cm" svg:x2="14.089cm" svg:y2="10.806cm" draw:start-shape="id27" draw:start-glue-point="2" draw:end-shape="id25" draw:end-glue-point="0" svg:d="M14089 10204v602" svg:viewBox="0 0 1 603">
          <text:p/>
        </draw:connector>
        <draw:connector draw:style-name="gr2" draw:text-style-name="P3" draw:layer="layout" svg:x1="17.885cm" svg:y1="11.205cm" svg:x2="16.394cm" svg:y2="9.804cm" draw:start-shape="id17" draw:start-glue-point="3" draw:end-shape="id27" draw:end-glue-point="1" svg:d="M17885 11205h-746v-1401h-745" svg:viewBox="0 0 1492 1402">
          <text:p/>
        </draw:connector>
        <draw:custom-shape draw:style-name="gr1" draw:text-style-name="P6" xml:id="id30" draw:id="id30" draw:layer="layout" svg:width="4.609cm" svg:height="0.8cm" svg:x="11.785cm" svg:y="13.705cm">
          <text:p text:style-name="P1"><text:span text:style-name="T4">announce_device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8" draw:id="id28" draw:layer="layout" svg:width="4.609cm" svg:height="0.8cm" svg:x="11.785cm" svg:y="15.107cm">
          <text:p text:style-name="P1"><text:span text:style-name="T4">err = device_add(&amp;udev-&gt;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9" draw:id="id29" draw:layer="layout" svg:width="4.609cm" svg:height="0.8cm" svg:x="11.785cm" svg:y="16.61cm">
          <text:p text:style-name="P1"><text:span text:style-name="T4">(void) usb_create_ep_devs</text:span></text:p>
          <text:p text:style-name="P1"><text:span text:style-name="T4">(&amp;udev-&gt;dev, &amp;udev-&gt;ep0, 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4.089cm" svg:y1="15.907cm" svg:x2="14.089cm" svg:y2="16.61cm" draw:start-shape="id28" draw:start-glue-point="2" draw:end-shape="id29" draw:end-glue-point="0" svg:d="M14089 15907v703" svg:viewBox="0 0 1 704">
          <text:p/>
        </draw:connector>
        <draw:connector draw:style-name="gr2" draw:text-style-name="P3" draw:layer="layout" svg:x1="14.089cm" svg:y1="14.505cm" svg:x2="14.089cm" svg:y2="15.107cm" draw:start-shape="id30" draw:start-glue-point="2" draw:end-shape="id28" draw:end-glue-point="0" svg:d="M14089 14505v602" svg:viewBox="0 0 1 603">
          <text:p/>
        </draw:connector>
        <draw:connector draw:style-name="gr2" draw:text-style-name="P3" draw:layer="layout" svg:x1="14.089cm" svg:y1="13.109cm" svg:x2="14.089cm" svg:y2="13.705cm" draw:start-shape="id26" draw:start-glue-point="2" draw:end-shape="id30" draw:end-glue-point="0" svg:d="M14089 13109v596" svg:viewBox="0 0 1 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13H2M17S</meta:editing-duration>
    <meta:editing-cycles>192</meta:editing-cycles>
    <meta:generator>LibreOffice/4.2.8.2$Linux_X86_64 LibreOffice_project/420m0$Build-2</meta:generator>
    <meta:initial-creator>fhy </meta:initial-creator>
    <dc:date>2016-01-17T10:56:10.818197734</dc:date>
    <meta:document-statistic meta:object-count="61"/>
  </office:meta>
</office:document-meta>
</file>